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8000001D753DBF3606BD96730.png" manifest:media-type="image/png"/>
  <manifest:file-entry manifest:full-path="Pictures/100000000000028F0000021D6591BA19813E3716.png" manifest:media-type="image/png"/>
  <manifest:file-entry manifest:full-path="Pictures/100000000000028C0000026FF0DC842CD0FC409C.png" manifest:media-type="image/png"/>
  <manifest:file-entry manifest:full-path="Pictures/1000000000000289000000E3FDC1586ACA525FAD.png" manifest:media-type="image/png"/>
  <manifest:file-entry manifest:full-path="Pictures/10000000000002900000024C70B3250F9F6808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04ec73" officeooo:paragraph-rsid="0004ec73"/>
    </style:style>
    <style:style style:name="P2" style:family="paragraph" style:parent-style-name="Standard">
      <style:text-properties officeooo:rsid="0004ec73" officeooo:paragraph-rsid="0004ec73"/>
    </style:style>
    <style:style style:name="P3" style:family="paragraph" style:parent-style-name="Standard">
      <style:paragraph-properties fo:break-before="page"/>
      <style:text-properties officeooo:rsid="0004ec73" officeooo:paragraph-rsid="0004ec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n1" text:anchor-type="char" svg:x="0.116cm" svg:y="0.09cm" svg:width="17.357cm" svg:height="15.558cm" draw:z-index="0"><draw:image xlink:href="Pictures/10000000000002900000024C70B3250F9F6808CE.png" xlink:type="simple" xlink:show="embed" xlink:actuate="onLoad" loext:mime-type="image/png"/></draw:frame><draw:frame draw:style-name="fr2" draw:name="Imagen2" text:anchor-type="char" svg:x="0.21cm" svg:y="15.896cm" svg:width="17.171cm" svg:height="6.006cm" draw:z-index="1"><draw:image xlink:href="Pictures/1000000000000289000000E3FDC1586ACA525FAD.png" xlink:type="simple" xlink:show="embed" xlink:actuate="onLoad" loext:mime-type="image/png"/></draw:frame></text:p>
      <text:p text:style-name="P2"/>
      <text:p text:style-name="P3"><draw:frame draw:style-name="fr2" draw:name="Imagen3" text:anchor-type="char" svg:x="0.037cm" svg:y="0.011cm" svg:width="17.251cm" svg:height="16.484cm" draw:z-index="2"><draw:image xlink:href="Pictures/100000000000028C0000026FF0DC842CD0FC409C.png" xlink:type="simple" xlink:show="embed" xlink:actuate="onLoad" loext:mime-type="image/png"/></draw:frame></text:p>
      <text:p text:style-name="P2"/>
      <text:p text:style-name="P3"><draw:frame draw:style-name="fr2" draw:name="Imagen4" text:anchor-type="char" svg:x="0.131cm" svg:y="0.116cm" svg:width="17.33cm" svg:height="14.314cm" draw:z-index="3"><draw:image xlink:href="Pictures/100000000000028F0000021D6591BA19813E3716.png" xlink:type="simple" xlink:show="embed" xlink:actuate="onLoad" loext:mime-type="image/png"/></draw:frame></text:p>
      <text:p text:style-name="P2"/>
      <text:p text:style-name="P3"><draw:frame draw:style-name="fr1" draw:name="Imagen5" text:anchor-type="char" svg:width="17.568cm" svg:height="12.462cm" draw:z-index="4"><draw:image xlink:href="Pictures/1000000000000298000001D753DBF3606BD967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4ec73" officeooo:paragraph-rsid="0004ec7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ristian Eduardo González Primero<text:tab/><text:tab/>65RR0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7:58:30.611195321</meta:creation-date>
    <dc:date>2022-10-03T18:10:33.676718090</dc:date>
    <meta:editing-duration>PT1M23S</meta:editing-duration>
    <meta:editing-cycles>1</meta:editing-cycles>
    <meta:document-statistic meta:table-count="0" meta:image-count="5" meta:object-count="0" meta:page-count="4" meta:paragraph-count="1" meta:word-count="5" meta:character-count="42" meta:non-whitespace-character-count="37"/>
    <meta:generator>LibreOffice/6.4.7.2$Linux_X86_64 LibreOffice_project/40$Build-2</meta:generator>
  </office:meta>
</office:document-meta>
</file>